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e1050" officeooo:paragraph-rsid="00212f1d"/>
    </style:style>
    <style:style style:name="P2" style:family="paragraph" style:parent-style-name="Standard">
      <style:text-properties fo:font-weight="bold" officeooo:rsid="001e1050" officeooo:paragraph-rsid="00212f1d" style:font-weight-asian="bold" style:font-weight-complex="bold"/>
    </style:style>
    <style:style style:name="P3" style:family="paragraph" style:parent-style-name="Standard">
      <style:text-properties fo:font-weight="bold" officeooo:rsid="00212f1d" officeooo:paragraph-rsid="00212f1d" style:font-weight-asian="bold" style:font-weight-complex="bold"/>
    </style:style>
    <style:style style:name="P4" style:family="paragraph" style:parent-style-name="Standard">
      <style:text-properties fo:font-weight="normal" officeooo:rsid="001e1050" officeooo:paragraph-rsid="001e1050" style:font-weight-asian="normal" style:font-weight-complex="normal"/>
    </style:style>
    <style:style style:name="P5" style:family="paragraph" style:parent-style-name="Standard">
      <style:text-properties fo:font-weight="normal" officeooo:rsid="001fdba8" officeooo:paragraph-rsid="001fdba8" style:font-weight-asian="normal" style:font-weight-complex="normal"/>
    </style:style>
    <style:style style:name="P6" style:family="paragraph" style:parent-style-name="Standard">
      <style:text-properties fo:font-style="italic" fo:font-weight="normal" officeooo:rsid="001fdba8" officeooo:paragraph-rsid="001fdba8" style:font-style-asian="italic" style:font-weight-asian="normal" style:font-style-complex="italic" style:font-weight-complex="normal"/>
    </style:style>
    <style:style style:name="P7" style:family="paragraph" style:parent-style-name="Standard">
      <style:paragraph-properties fo:text-align="end" style:justify-single-word="false"/>
      <style:text-properties fo:font-style="italic" fo:font-weight="normal" officeooo:rsid="001fdba8" officeooo:paragraph-rsid="001fdba8" style:font-style-asian="italic" style:font-weight-asian="normal" style:font-style-complex="italic" style:font-weight-complex="normal"/>
    </style:style>
    <style:style style:name="P8" style:family="paragraph" style:parent-style-name="Standard">
      <style:paragraph-properties fo:text-align="end" style:justify-single-word="false"/>
      <style:text-properties fo:font-style="italic" officeooo:rsid="002212d1" officeooo:paragraph-rsid="002212d1" style:font-style-asian="italic" style:font-style-complex="italic"/>
    </style:style>
    <style:style style:name="P9" style:family="paragraph" style:parent-style-name="Standard">
      <style:paragraph-properties fo:text-align="end" style:justify-single-word="false"/>
      <style:text-properties fo:font-style="italic" officeooo:rsid="002541f4" officeooo:paragraph-rsid="002541f4" style:font-style-asian="italic" style:font-style-complex="italic"/>
    </style:style>
    <style:style style:name="P10" style:family="paragraph" style:parent-style-name="Standard">
      <style:text-properties fo:font-style="normal" fo:font-weight="bold" officeooo:rsid="002212d1" officeooo:paragraph-rsid="002212d1" style:font-style-asian="normal" style:font-weight-asian="bold" style:font-style-complex="normal" style:font-weight-complex="bold"/>
    </style:style>
    <style:style style:name="P11" style:family="paragraph" style:parent-style-name="Standard">
      <style:text-properties fo:font-style="normal" fo:font-weight="normal" officeooo:rsid="001e1050" officeooo:paragraph-rsid="0023953d" style:font-style-asian="normal" style:font-weight-asian="normal" style:font-style-complex="normal" style:font-weight-complex="normal"/>
    </style:style>
    <style:style style:name="P12" style:family="paragraph" style:parent-style-name="Standard">
      <style:text-properties fo:font-style="normal" fo:font-weight="normal" officeooo:rsid="002212d1" officeooo:paragraph-rsid="00212f1d" style:font-style-asian="normal" style:font-weight-asian="normal" style:font-style-complex="normal" style:font-weight-complex="normal"/>
    </style:style>
    <style:style style:name="P13" style:family="paragraph" style:parent-style-name="Standard">
      <style:text-properties fo:font-style="normal" fo:font-weight="normal" officeooo:rsid="002212d1" officeooo:paragraph-rsid="002212d1" style:font-style-asian="normal" style:font-weight-asian="normal" style:font-style-complex="normal" style:font-weight-complex="normal"/>
    </style:style>
    <style:style style:name="P14" style:family="paragraph" style:parent-style-name="Standard">
      <style:text-properties fo:font-size="10.5pt" fo:font-weight="normal" officeooo:rsid="001fdba8" officeooo:paragraph-rsid="001fdba8" style:font-size-asian="10.5pt" style:font-weight-asian="normal" style:font-size-complex="10.5pt" style:font-weight-complex="normal"/>
    </style:style>
    <style:style style:name="P15" style:family="paragraph" style:parent-style-name="Standard">
      <style:text-properties fo:font-size="10.5pt" style:font-size-asian="10.5pt" style:font-size-complex="10.5pt"/>
    </style:style>
    <style:style style:name="P16" style:family="paragraph" style:parent-style-name="Standard">
      <style:text-properties fo:font-size="10.5pt" officeooo:rsid="001e1050" officeooo:paragraph-rsid="00212f1d" style:font-size-asian="10.5pt" style:font-size-complex="10.5pt"/>
    </style:style>
    <style:style style:name="P17" style:family="paragraph" style:parent-style-name="Standard">
      <style:text-properties fo:font-size="10.5pt" fo:font-style="normal" officeooo:paragraph-rsid="002541f4" style:font-size-asian="10.5pt" style:font-style-asian="normal" style:font-size-complex="10.5pt" style:font-style-complex="normal"/>
    </style:style>
    <style:style style:name="P18" style:family="paragraph" style:parent-style-name="Standard">
      <style:paragraph-properties fo:text-align="end" style:justify-single-word="false"/>
      <style:text-properties officeooo:paragraph-rsid="0023b6dc"/>
    </style:style>
    <style:style style:name="P19" style:family="paragraph" style:parent-style-name="Standard">
      <style:paragraph-properties fo:text-align="end" style:justify-single-word="false"/>
      <style:text-properties fo:font-style="italic" fo:font-weight="normal" officeooo:rsid="001fdba8" officeooo:paragraph-rsid="001fdba8" style:font-style-asian="italic" style:font-weight-asian="normal" style:font-style-complex="italic" style:font-weight-complex="normal"/>
    </style:style>
    <style:style style:name="P20" style:family="paragraph" style:parent-style-name="Standard">
      <style:text-properties fo:font-weight="bold" officeooo:rsid="001e1050" officeooo:paragraph-rsid="00212f1d" style:font-weight-asian="bold" style:font-weight-complex="bold"/>
    </style:style>
    <style:style style:name="P21" style:family="paragraph" style:parent-style-name="Standard">
      <style:text-properties fo:font-weight="bold" officeooo:rsid="002541f4" officeooo:paragraph-rsid="002541f4" style:font-weight-asian="bold" style:font-weight-complex="bold"/>
    </style:style>
    <style:style style:name="P22" style:family="paragraph" style:parent-style-name="Standard">
      <style:text-properties fo:font-weight="bold" officeooo:rsid="0023953d" officeooo:paragraph-rsid="0023953d" style:font-weight-asian="bold" style:font-weight-complex="bold"/>
    </style:style>
    <style:style style:name="P23" style:family="paragraph" style:parent-style-name="Standard">
      <style:text-properties fo:font-weight="bold" officeooo:rsid="0026c400" officeooo:paragraph-rsid="0026c400" style:font-weight-asian="bold" style:font-weight-complex="bold"/>
    </style:style>
    <style:style style:name="P24" style:family="paragraph" style:parent-style-name="Standard">
      <style:text-properties fo:font-weight="bold" officeooo:rsid="002a4631" officeooo:paragraph-rsid="002a4631" style:font-weight-asian="bold" style:font-weight-complex="bold"/>
    </style:style>
    <style:style style:name="P25" style:family="paragraph" style:parent-style-name="Standard">
      <style:text-properties officeooo:rsid="0026c400" officeooo:paragraph-rsid="0026c400"/>
    </style:style>
    <style:style style:name="P26" style:family="paragraph" style:parent-style-name="Standard">
      <style:text-properties officeooo:rsid="00278fe2" officeooo:paragraph-rsid="00278fe2"/>
    </style:style>
    <style:style style:name="P27" style:family="paragraph" style:parent-style-name="Standard">
      <style:text-properties officeooo:rsid="0028b8c1" officeooo:paragraph-rsid="0028b8c1"/>
    </style:style>
    <style:style style:name="T1" style:family="text">
      <style:text-properties officeooo:rsid="001fdba8"/>
    </style:style>
    <style:style style:name="T2" style:family="text">
      <style:text-properties officeooo:rsid="00212f1d"/>
    </style:style>
    <style:style style:name="T3" style:family="text">
      <style:text-properties officeooo:rsid="002212d1"/>
    </style:style>
    <style:style style:name="T4" style:family="text">
      <style:text-properties fo:font-style="italic" style:font-style-asian="italic" style:font-style-complex="italic"/>
    </style:style>
    <style:style style:name="T5" style:family="text">
      <style:text-properties fo:font-style="italic" officeooo:rsid="0023953d" style:font-style-asian="italic" style:font-style-complex="italic"/>
    </style:style>
    <style:style style:name="T6" style:family="text">
      <style:text-properties officeooo:rsid="002541f4"/>
    </style:style>
    <style:style style:name="T7" style:family="text">
      <style:text-properties officeooo:rsid="0026c400"/>
    </style:style>
    <style:style style:name="T8" style:family="text">
      <style:text-properties fo:font-weight="normal" style:font-weight-asian="normal" style:font-weight-complex="normal"/>
    </style:style>
    <style:style style:name="T9" style:family="text">
      <style:text-properties fo:font-weight="normal" officeooo:rsid="0026c400" style:font-weight-asian="normal" style:font-weight-complex="normal"/>
    </style:style>
    <style:style style:name="T10" style:family="text">
      <style:text-properties fo:font-weight="normal" officeooo:rsid="0028b8c1" style:font-weight-asian="normal" style:font-weight-complex="normal"/>
    </style:style>
    <style:style style:name="T11" style:family="text">
      <style:text-properties fo:font-weight="normal" officeooo:rsid="002a4631" style:font-weight-asian="normal" style:font-weight-complex="normal"/>
    </style:style>
    <style:style style:name="T12" style:family="text">
      <style:text-properties fo:font-weight="normal" officeooo:rsid="002bae4d" style:font-weight-asian="normal" style:font-weight-complex="normal"/>
    </style:style>
    <style:style style:name="T13" style:family="text">
      <style:text-properties officeooo:rsid="00278fe2"/>
    </style:style>
    <style:style style:name="T14" style:family="text">
      <style:text-properties officeooo:rsid="0028b8c1"/>
    </style:style>
    <style:style style:name="T15" style:family="text">
      <style:text-properties officeooo:rsid="002bae4d"/>
    </style:style>
    <style:style style:name="T16" style:family="text">
      <style:text-properties officeooo:rsid="002c3f0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Willensfreiheit <text:span text:style-name="T16">und Humanismus</text:span> bei Nietzsche und anderen ausgewählten Philosophen</text:p>
      <text:p text:style-name="P2"/>
      <text:p text:style-name="Standard"><text:span text:style-name="T9">1. </text:span><text:span text:style-name="T7">Freiheit – ja, aber welche?</text:span></text:p>
      <text:p text:style-name="Standard">- <text:span text:style-name="T7">in politischen Diskursen: Liberalismus tendiert zu ja, aber-Freiheit, Linke zu Befreiung</text:span></text:p>
      <text:p text:style-name="Standard">- <text:span text:style-name="T7">Handlungsfreiheit vs Willensfreiheit</text:span></text:p>
      <text:p text:style-name="Standard">- <text:span text:style-name="T7">Menschenbild – was unterscheidet den Menschen vom Tier? Willensfreiheit?</text:span></text:p>
      <text:p text:style-name="Standard">- <text:span text:style-name="T7">Gesellschaftliche Determinierung nimmt Freiheit</text:span></text:p>
      <text:p text:style-name="Standard">- <text:span text:style-name="T7">Gedanken erst bei Autoren aufzeigen, die sie klar definiert haben, und argumentativ ausarbeiten, und dann bei Nietzsche aufzeigen, wo sie anklingen.</text:span></text:p>
      <text:p text:style-name="P25">2. <text:span text:style-name="T13">Der Mensch – animal rationale oder willensfrei?</text:span></text:p>
      <text:p text:style-name="P26">- <text:span text:style-name="T14">Humanismus: </text:span>Aufgabe, den Unterschied zwischen Mensch und Tier festzulegen – warum dürfen wir die essen, und die nicht? <text:span text:style-name="T16">Hilfreiches Konstrukt, um diesen Unterschied zu ziehen, aber der atheistische Existentialismus/Existenzphilosophie will neue Normen.</text:span></text:p>
      <text:p text:style-name="P26">2.1 Der Humanismus bei anderen Existentialisten</text:p>
      <text:p text:style-name="P26">- Animal rationale-Humanismus in Metaphysik verhaftet: <text:span text:style-name="T14">Gottes Gebote &amp; Artgrenzen brechen auf</text:span></text:p>
      <text:p text:style-name="P26">- Heidegger will neuen Menschen reaktionär als in der Lichtung des Seins definieren, Sartre will ihm die Willensfreiheit erlauben</text:p>
      <text:p text:style-name="P26">- Antimodernismus, der von Nietzsche so schön mitgetragen wurde, spaltet sich in Links und Rechts</text:p>
      <text:p text:style-name="P26">2.2 Durch den Menschen zum willensfreien Übermenschen</text:p>
      <text:p text:style-name="P26">- Menschen nicht viel mehr als animal rationale</text:p>
      <text:p text:style-name="P26">- Menschen sind eben in der Moderne nur in der Lage zu reagieren, nicht, die Regeln ihrer Existenz selbst zu schaffen – schaffender Übermensch soll Handluns(Reaktions-)Freiheit durch Willen ersetzen</text:p>
      <text:p text:style-name="P26">- Seiltänzer</text:p>
      <text:p text:style-name="P26">- <text:span text:style-name="T14">wer sich nicht befehlen kann.... (S. 313) Botschaft der Willensfreiheit immer gut versteckt</text:span></text:p>
      <text:p text:style-name="P26">- <text:span text:style-name="T15">Der schaffende Wille (S.92) kannst du dir dein eigenes Gesetz geben?</text:span></text:p>
      <text:p text:style-name="P25">3. <text:span text:style-name="T14">Freiheit und Gesellschaft</text:span></text:p>
      <text:p text:style-name="P25">- <text:span text:style-name="T14">Zarathustra ist nicht gerade sehr gesellig</text:span></text:p>
      <text:p text:style-name="P27">3.1 Willensfreiheit und gesellschaftliche Determination</text:p>
      <text:p text:style-name="P27">- während Sartre die Willensfreiheit einfach annimmt, kann man Adornos Zitat sehr gut als Antwort darauf lesen: Willensfreiheit müsste gegen gesellschaftliche Determination erkämpft werden</text:p>
      <text:p text:style-name="P2">- <text:span text:style-name="T10">Gottes Tod hat die Menschen nicht von Ideologie befreit</text:span></text:p>
      <text:p text:style-name="P2"><text:span text:style-name="T10">- Menschen schaffen sich ihre Regeln nicht selbst, </text:span><text:span text:style-name="T11">sie reagieren nur auf Mitmenschen</text:span></text:p>
      <text:p text:style-name="P24"><text:span text:style-name="T8">3.2 Einsamkeit als Ausweg aus der Determination?</text:span></text:p>
      <text:p text:style-name="P24"><text:span text:style-name="T8">- warum wählt Zarathustra die Einsamkeit?</text:span></text:p>
      <text:p text:style-name="P24"><text:span text:style-name="T8">- </text:span><text:span text:style-name="T12">Gorz: Entfremdung von der gesellschaftlichen Identität</text:span></text:p>
      <text:p text:style-name="P24"><text:span text:style-name="T12">- Mitleid ist sich verbiegen, man leidet mit anderen und will ihnen dann helfen</text:span></text:p>
      <text:p text:style-name="P24"><text:span text:style-name="T12">- </text:span></text:p>
      <text:p text:style-name="P2"/>
      <text:p text:style-name="P2">bei Sartre</text:p>
      <text:p text:style-name="P4">- Sartre nimmt den freien Willen beim Menschen einfach an</text:p>
      <text:p text:style-name="P4">- <text:span text:style-name="T1">Zur Freiheit verurteilt</text:span></text:p>
      <text:p text:style-name="P4">- <text:span text:style-name="T1">leugnet jegliche Essenz, Gott existiert nicht</text:span></text:p>
      <text:p text:style-name="P4">- <text:span text:style-name="T6">Selbst wenn man zu einer Entscheidung getrieben wird, die Alternativlos erscheint, hat man immer noch die radikale Freiheit, sie nicht zu treffen</text:span></text:p>
      <text:p text:style-name="P4"/>
      <text:p text:style-name="P14">“Wenn tatsächlich die Existenz dem Wesen vorausgeht, ist nichts durch Verweis auf eine gegebene und unwandelbare menschliche Natur erklärbar; anders gesagt, es gibt keinen Determinismus, der Mensch ist frei, der Mensch ist die Freiheit. Wenn zum anderen Gott nicht existiert, haben wir keine Werte oder Anweisungen vor uns, die unser Verhalten rechtfertigen könnten. So finden wir weder hinter noch vor uns im Lichtreich der Werte Rechtfertigungen oder Entschuldigungen. Wir sind allein, ohne Entschuldigungen. Das möchte ich mit den Worten ausdrücken: der Mensch ist dazu <text:s/>verurteilt, frei zu sein.”</text:p>
      <text:p text:style-name="P7">Jean-Paul Sartre: Der Existentialisus ist ein Humanismus</text:p>
      <text:p text:style-name="P5"><text:soft-page-break/></text:p>
      <text:p text:style-name="P3">bei Adorno</text:p>
      <text:p text:style-name="P14">“Die Frage nach der Freiheit des Willens ist wahrscheinlich überhaupt nicht abstrakt, nämlich von Idealkonstruktionen des Individuums und seines rein für sich seienden Charakters her zu lösen, , sondern nur im Bewusstsein der Dialektik von Individuum und Gesellschaft. <text:span text:style-name="T2">Freiheit, auch die des Willens, wäre erst zu verwirklichen, darf nicht als positiv gegeben supponiert werden.”</text:span></text:p>
      <text:p text:style-name="P7">Theodor W. Adorno: Sexualtabus und Recht heute</text:p>
      <text:p text:style-name="P6"/>
      <text:p text:style-name="P2">Tier</text:p>
      <text:p text:style-name="P1">- Tier ist eine reine Reaktion auf die Umwelt</text:p>
      <text:p text:style-name="P1">- determinierte Maschine, die keinen eigenen Willen hat</text:p>
      <text:p text:style-name="P11">-<text:span text:style-name="T3"> der Mensch auch nichts anderes als ein Tier, reagiert nur, agiert nicht</text:span></text:p>
      <text:p text:style-name="P11"/>
      <text:p text:style-name="P16">"Wenn du die Wahrheit sprichst, sagte er dann, so verliere ich Nichts, wenn ich das Leben verliere. Ich bin nicht viel mehr als ein Thier, das man tanzen gelernt hat, durch Schläge und schmale Bissen."</text:p>
      <text:p text:style-name="P8">Der Seiltänzer in “Also Sprach Zarathustra”</text:p>
      <text:p text:style-name="Standard"/>
      <text:p text:style-name="P21">der schaffende Wille</text:p>
      <text:p text:style-name="P17">“Frei wovon? Was schiert das Zarathustra! Hell aber soll mir dein Auge künden: frei wozu?</text:p>
      <text:p text:style-name="P17">Kannst du dir selber dein Böses und dein Gutes geben und deinen Willen über dich aufhängen wie ein Gesetz? Kannst du dir selber Richter sein und Rächer deines Gesetzes?”</text:p>
      <text:p text:style-name="P9">Zarathustra</text:p>
      <text:p text:style-name="Standard"/>
      <text:p text:style-name="P22">Neurologie</text:p>
      <text:p text:style-name="P15">„Nur die Aspekte, denen wir Aufmerksamkeit schenken, werden uns auch bewusst, und nur diese können wir im deklarativen Gedächtnis abspeichern, und nur über diese können wir später berichten. Natürlich hinterlassen auch die unbewussten Verarbeitungsprozesse Gedächtnisspuren und beeinflussen zukünftiges Handeln. Aber wir werden uns dieser Handlungsdeterminanten nicht bewusst und können sie deshalb nicht als Begründungen für unser Tun anführen. Diese Parallelität von bewussten und unbewussten Handlungsdeterminanten ist ein wichtiger Grund dafür, dass wir uns aus der Ersten-Person-Perspektive heraus als freie autonome Agenten erfahren können.“</text:p>
      <text:p text:style-name="P18"><text:span text:style-name="T5">Wolf Singer: </text:span><text:span text:style-name="T4">Selbsterfahrung und neurobiologische Fremdbeschreibung. Zwei konfliktträchtige Erkenntnisquellen</text:span><text:span text:style-name="T5"> (2004)</text:span></text:p>
      <text:p text:style-name="P12"/>
      <text:p text:style-name="P10">der Leib und seine Verächter</text:p>
      <text:p text:style-name="P13">- Der Leib ist die Große Vernunft, das Selbst; lenkt das Ich und flöst ihm seine Begriffe ein.</text:p>
      <text:p text:style-name="P13">- Der Geist ist die kleine Vernunft, Teil des Leibes und sein Werkzeug; Sitz des Ichs</text:p>
      <text:p text:style-name="P13">- Die Verächter des Leibes meinen, den Leib mit dem Geist zu verachten; aber alles verachten kommt aus dem Selbst. Ihr Selbst will untergehen, nicht mehr schaffen, darum verachten sie.</text:p>
      <text:p text:style-name="P13">- Verächter des Leibes sind keine Brücke zum Übermensch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xymoronist </meta:initial-creator>
    <meta:creation-date>2015-12-17T17:48:34.287274862</meta:creation-date>
    <dc:date>2016-03-03T15:39:11.735966263</dc:date>
    <meta:editing-duration>P1DT18M</meta:editing-duration>
    <meta:editing-cycles>2</meta:editing-cycles>
    <meta:generator>LibreOffice/4.3.3.2$Linux_X86_64 LibreOffice_project/430m0$Build-2</meta:generator>
    <meta:document-statistic meta:table-count="0" meta:image-count="0" meta:object-count="0" meta:page-count="2" meta:paragraph-count="58" meta:word-count="822" meta:character-count="5644" meta:non-whitespace-character-count="4873"/>
  </office:meta>
</office:document-meta>
</file>